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ba50" officeooo:paragraph-rsid="001aba50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1aba50" officeooo:paragraph-rsid="001aba50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1aba50" officeooo:paragraph-rsid="001aba50" style:font-size-asian="16pt" style:font-weight-asian="bold" style:font-size-complex="1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UNTES ADICIONALES TEMA 2 JAVASCRIPT</text:p>
      <text:p text:style-name="P1"/>
      <text:p text:style-name="P2">Diferencias entre var y let</text:p>
      <text:p text:style-name="P2"/>
      <text:p text:style-name="P1">-La principal diferencia es que <text:span text:style-name="T2">let</text:span> se utiliza para definir variables locales y <text:span text:style-name="T2">var</text:span> se usa para variables globales.</text:p>
      <text:p text:style-name="P1"/>
      <text:p text:style-name="P1"><text:a xlink:type="simple" xlink:href="https://victorroblesweb.es/2016/08/27/diferencia-let-var-es6-typescript/" text:style-name="Internet_20_link" text:visited-style-name="Visited_20_Internet_20_Link">https://victorroblesweb.es/2016/08/27/diferencia-let-var-es6-typescript/</text:a></text:p>
      <text:p text:style-name="P1"/>
      <text:p text:style-name="P1"/>
      <text:p text:style-name="P3">¿Qué diferencia hay entre doble comilla y comillas simples? ( ' ' y “ ” )</text:p>
      <text:p text:style-name="P3"/>
      <text:p text:style-name="P1"><text:a xlink:type="simple" xlink:href="https://es.stackoverflow.com/questions/15372/qué-diferencia-hay-entre-doble-comilla-y-comillas-simples-y" text:style-name="Internet_20_link" text:visited-style-name="Visited_20_Internet_20_Link">https://es.stackoverflow.com/questions/15372/qu%C3%A9-diferencia-hay-entre-doble-comilla-y-comillas-simples-y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7T20:34:37.551080207</meta:creation-date>
    <dc:date>2020-09-27T21:17:08.313789472</dc:date>
    <meta:editing-duration>PT32M20S</meta:editing-duration>
    <meta:editing-cycles>1</meta:editing-cycles>
    <meta:document-statistic meta:table-count="0" meta:image-count="0" meta:object-count="0" meta:page-count="1" meta:paragraph-count="6" meta:word-count="47" meta:character-count="434" meta:non-whitespace-character-count="392"/>
    <meta:generator>LibreOffice/6.0.7.3$Linux_X86_64 LibreOffice_project/00m0$Build-3</meta:generator>
  </office:meta>
</office:document-meta>
</file>